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169339AC3421ED2E.png" manifest:media-type="image/png"/>
  <manifest:file-entry manifest:full-path="Pictures/1000020100000462000003195B503AC7596E5FDF.png" manifest:media-type="image/png"/>
  <manifest:file-entry manifest:full-path="Pictures/100002010000046200000319303D9E5D9CCA5C47.png" manifest:media-type="image/png"/>
  <manifest:file-entry manifest:full-path="Pictures/10000201000004620000031992A50B076EBDED1E.png" manifest:media-type="image/png"/>
  <manifest:file-entry manifest:full-path="Pictures/10000201000004620000031900F76BC8DCC4FBB9.png" manifest:media-type="image/png"/>
  <manifest:file-entry manifest:full-path="Pictures/1000020100000462000003195EC9AF7AEDF7EDA8.png" manifest:media-type="image/png"/>
  <manifest:file-entry manifest:full-path="Pictures/100002010000046200000319E59E1666418891BC.png" manifest:media-type="image/png"/>
  <manifest:file-entry manifest:full-path="Pictures/10000201000004620000031994F1C6AA6E78912B.png" manifest:media-type="image/png"/>
  <manifest:file-entry manifest:full-path="Pictures/100002010000046300000319A77BADC1F6359C8B.png" manifest:media-type="image/png"/>
  <manifest:file-entry manifest:full-path="Pictures/100002010000046300000319F09FABED82DE38EA.png" manifest:media-type="image/png"/>
  <manifest:file-entry manifest:full-path="Pictures/100002010000046200000319F581A341C5D178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bee" officeooo:paragraph-rsid="001ceb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3.234cm" svg:height="13.234cm" draw:z-index="0"><draw:image xlink:href="Pictures/10000201000001F4000001F4169339AC3421ED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25.7cm" svg:height="18.161cm" draw:z-index="1"><draw:image xlink:href="Pictures/100002010000046200000319303D9E5D9CCA5C47.png" xlink:type="simple" xlink:show="embed" xlink:actuate="onLoad" loext:mime-type="image/png"/></draw:frame><text:soft-page-break/></text:p>
      <text:p text:style-name="P1"><draw:frame draw:style-name="fr3" draw:name="Image3" text:anchor-type="paragraph" svg:width="25.7cm" svg:height="18.161cm" draw:z-index="2"><draw:image xlink:href="Pictures/10000201000004620000031992A50B076EBDED1E.png" xlink:type="simple" xlink:show="embed" xlink:actuate="onLoad" loext:mime-type="image/png"/></draw:frame><text:soft-page-break/></text:p>
      <text:p text:style-name="P1"><draw:frame draw:style-name="fr3" draw:name="Image5" text:anchor-type="paragraph" svg:width="25.7cm" svg:height="18.161cm" draw:z-index="9"><draw:image xlink:href="Pictures/1000020100000462000003195EC9AF7AEDF7EDA8.png" xlink:type="simple" xlink:show="embed" xlink:actuate="onLoad" loext:mime-type="image/png"/></draw:frame><text:soft-page-break/></text:p>
      <text:p text:style-name="P1"><draw:frame draw:style-name="fr3" draw:name="Image4" text:anchor-type="paragraph" svg:width="25.7cm" svg:height="18.161cm" draw:z-index="10"><draw:image xlink:href="Pictures/100002010000046200000319E59E1666418891BC.png" xlink:type="simple" xlink:show="embed" xlink:actuate="onLoad" loext:mime-type="image/png"/></draw:frame><text:soft-page-break/></text:p>
      <text:p text:style-name="P1"><draw:frame draw:style-name="fr2" draw:name="Image6" text:anchor-type="paragraph" svg:width="25.7cm" svg:height="18.161cm" draw:z-index="4"><draw:image xlink:href="Pictures/10000201000004620000031994F1C6AA6E78912B.png" xlink:type="simple" xlink:show="embed" xlink:actuate="onLoad" loext:mime-type="image/png"/></draw:frame><text:soft-page-break/></text:p>
      <text:p text:style-name="P1"><draw:frame draw:style-name="fr3" draw:name="Image7" text:anchor-type="paragraph" svg:width="25.7cm" svg:height="18.161cm" draw:z-index="3"><draw:image xlink:href="Pictures/1000020100000462000003195B503AC7596E5FDF.png" xlink:type="simple" xlink:show="embed" xlink:actuate="onLoad" loext:mime-type="image/png"/></draw:frame><text:soft-page-break/></text:p>
      <text:p text:style-name="P1"><draw:frame draw:style-name="fr3" draw:name="Image8" text:anchor-type="paragraph" svg:width="25.7cm" svg:height="18.161cm" draw:z-index="5"><draw:image xlink:href="Pictures/10000201000004620000031900F76BC8DCC4FBB9.png" xlink:type="simple" xlink:show="embed" xlink:actuate="onLoad" loext:mime-type="image/png"/></draw:frame><text:soft-page-break/></text:p>
      <text:p text:style-name="P1"><draw:frame draw:style-name="fr3" draw:name="Image9" text:anchor-type="paragraph" svg:width="25.7cm" svg:height="18.147cm" draw:z-index="6"><draw:image xlink:href="Pictures/100002010000046300000319A77BADC1F6359C8B.png" xlink:type="simple" xlink:show="embed" xlink:actuate="onLoad" loext:mime-type="image/png"/></draw:frame><text:soft-page-break/></text:p>
      <text:p text:style-name="P1"><draw:frame draw:style-name="fr3" draw:name="Image10" text:anchor-type="paragraph" svg:width="25.7cm" svg:height="18.147cm" draw:z-index="7"><draw:image xlink:href="Pictures/100002010000046300000319F09FABED82DE38EA.png" xlink:type="simple" xlink:show="embed" xlink:actuate="onLoad" loext:mime-type="image/png"/></draw:frame><text:soft-page-break/></text:p>
      <text:p text:style-name="P1"><draw:frame draw:style-name="fr3" draw:name="Image11" text:anchor-type="paragraph" svg:width="25.7cm" svg:height="18.161cm" draw:z-index="8"><draw:image xlink:href="Pictures/100002010000046200000319F581A341C5D178D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1:51:27.894000000</meta:creation-date>
    <dc:date>2019-08-05T15:20:45.880000000</dc:date>
    <meta:editing-duration>PT3H2M30S</meta:editing-duration>
    <meta:editing-cycles>3</meta:editing-cycles>
    <meta:generator>LibreOffice/6.2.4.2$Windows_x86 LibreOffice_project/2412653d852ce75f65fbfa83fb7e7b669a126d64</meta:generator>
    <meta:document-statistic meta:table-count="0" meta:image-count="11" meta:object-count="0" meta:page-count="11" meta:paragraph-count="0" meta:word-count="0" meta:character-count="0" meta:non-whitespace-character-count="0"/>
  </office:meta>
</office:document-meta>
</file>